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82d2b5" officeooo:paragraph-rsid="0082d2b5" style:font-weight-asian="normal" style:font-weight-complex="normal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Liberation Mono" fo:font-size="10pt" fo:font-weight="normal" officeooo:rsid="0084ebb9" officeooo:paragraph-rsid="0084ebb9" style:font-name-asian="Noto Sans Mono CJK SC" style:font-size-asian="10pt" style:font-weight-asian="normal" style:font-name-complex="Liberation Mono" style:font-size-complex="10pt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Liberation Mono" fo:font-size="10pt" fo:font-weight="normal" officeooo:rsid="0085bf89" officeooo:paragraph-rsid="0085bf89" style:font-name-asian="Noto Sans Mono CJK SC" style:font-size-asian="10pt" style:font-weight-asian="normal" style:font-name-complex="Liberation Mono" style:font-size-complex="10pt" style:font-weight-complex="normal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82d2b5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rsid="0082f1cf" officeooo:paragraph-rsid="0082f1cf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82f1cf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rsid="0084ebb9" officeooo:paragraph-rsid="0084ebb9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8000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Liberation Mono" fo:font-size="10pt" fo:font-weight="normal" officeooo:rsid="0087630f" officeooo:paragraph-rsid="008efc0f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Liberation Mono" fo:font-size="10pt" fo:font-weight="normal" officeooo:rsid="008f0c6f" officeooo:paragraph-rsid="008f0c6f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860d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860d" style:font-name="Liberation Mono" fo:font-size="10pt" fo:font-weight="normal" officeooo:rsid="008f0c6f" officeooo:paragraph-rsid="008f0c6f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8000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77bc65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1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Liberation Mono" fo:font-size="10pt" fo:font-weight="normal" officeooo:rsid="0087630f" officeooo:paragraph-rsid="0095dd57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4000" fo:font-size="8pt" officeooo:paragraph-rsid="0095dd57" style:font-size-asian="8pt" style:font-size-complex="8pt"/>
    </style:style>
    <style:style style:name="P1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4000" fo:font-size="8pt" officeooo:paragraph-rsid="00988c82" style:font-size-asian="8pt" style:font-size-complex="8pt"/>
    </style:style>
    <style:style style:name="P2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4000" style:font-name="Liberation Mono" fo:font-size="12pt" fo:font-weight="bold" officeooo:rsid="0087630f" officeooo:paragraph-rsid="0087630f" style:font-name-asian="Noto Sans Mono CJK SC" style:font-size-asian="12pt" style:font-weight-asian="bold" style:font-name-complex="Liberation Mono" style:font-size-complex="12pt" style:font-weight-complex="bold"/>
    </style:style>
    <style:style style:name="P2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a933" style:font-name="Liberation Mono" fo:font-size="10pt" fo:font-weight="normal" officeooo:rsid="0087630f" officeooo:paragraph-rsid="009ac907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82d2b5" style:font-weight-asian="normal" style:font-weight-complex="normal"/>
    </style:style>
    <style:style style:name="T3" style:family="text">
      <style:text-properties fo:color="#000000" fo:font-weight="normal" officeooo:rsid="0082f1cf" style:font-weight-asian="normal" style:font-weight-complex="normal"/>
    </style:style>
    <style:style style:name="T4" style:family="text">
      <style:text-properties fo:color="#000000" fo:font-weight="normal" officeooo:rsid="0084ebb9" style:font-weight-asian="normal" style:font-weight-complex="normal"/>
    </style:style>
    <style:style style:name="T5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" style:family="text">
      <style:text-properties fo:color="#000000" style:font-name="Liberation Mono" fo:font-size="10pt" fo:font-weight="normal" officeooo:rsid="0082d2b5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fo:color="#000000" style:font-name="Liberation Mono" fo:font-size="10pt" fo:font-weight="normal" officeooo:rsid="0082f1cf" style:font-name-asian="Noto Sans Mono CJK SC" style:font-size-asian="10pt" style:font-weight-asian="normal" style:font-name-complex="Liberation Mono" style:font-size-complex="10pt" style:font-weight-complex="normal"/>
    </style:style>
    <style:style style:name="T8" style:family="text">
      <style:text-properties fo:color="#000000" style:font-name="Liberation Mono" fo:font-size="10pt" fo:font-weight="normal" officeooo:rsid="0084ebb9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officeooo:rsid="008c0e2c"/>
    </style:style>
    <style:style style:name="T10" style:family="text">
      <style:text-properties officeooo:rsid="0097cba6"/>
    </style:style>
    <style:style style:name="T11" style:family="text">
      <style:text-properties fo:color="#77bc65" style:font-name="Liberation Mono" fo:font-size="10pt" fo:font-weight="normal" officeooo: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T12" style:family="text">
      <style:text-properties fo:color="#77bc65" style:font-name="Liberation Mono" fo:font-size="10pt" fo:font-weight="normal" officeooo:rsid="0097cba6" style:font-name-asian="Noto Sans Mono CJK SC" style:font-size-asian="10pt" style:font-weight-asian="normal" style:font-name-complex="Liberation Mono" style:font-size-complex="10pt" style:font-weight-complex="normal"/>
    </style:style>
    <style:style style:name="T13" style:family="text">
      <style:text-properties style:font-name="Liberation Mono" fo:font-size="10pt" fo:font-weight="normal" officeooo: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T14" style:family="text">
      <style:text-properties style:font-name="Liberation Mono" fo:font-size="10pt" fo:font-weight="normal" officeooo:rsid="0097cba6" style:font-name-asian="Noto Sans Mono CJK SC" style:font-size-asian="10pt" style:font-weight-asian="normal" style:font-name-complex="Liberation Mono" style:font-size-complex="10pt" style:font-weight-complex="normal"/>
    </style:style>
    <style:style style:name="T15" style:family="text">
      <style:text-properties style:font-name="Liberation Mono" fo:font-weight="normal" officeooo:rsid="0087630f" style:font-name-asian="Noto Sans Mono CJK SC" style:font-weight-asian="normal" style:font-name-complex="Liberation Mono" style:font-weight-complex="normal"/>
    </style:style>
    <style:style style:name="T16" style:family="text">
      <style:text-properties style:font-name="Liberation Mono" fo:font-weight="normal" officeooo:rsid="0097cba6" style:font-name-asian="Noto Sans Mono CJK SC" style:font-weight-asian="normal" style:font-name-complex="Liberation Mono" style:font-weight-complex="normal"/>
    </style:style>
    <style:style style:name="T17" style:family="text">
      <style:text-properties fo:color="#ff4000"/>
    </style:style>
    <style:style style:name="T18" style:family="text">
      <style:text-properties fo:color="#ff4000" fo:font-weight="bold" style:font-weight-asian="bold" style:font-weight-complex="bold"/>
    </style:style>
    <style:style style:name="T19" style:family="text">
      <style:text-properties fo:color="#ff4000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32 30pin</text:p>
      <text:p text:style-name="P5"><text:span text:style-name="T2">ESP32 3</text:span><text:span text:style-name="T6">8</text:span><text:span text:style-name="T2">pin</text:span></text:p>
      <text:p text:style-name="P6"><text:span text:style-name="T2">E</text:span><text:span text:style-name="T1">SP32 WROOM32D <text:s text:c="2"/></text:span><text:span text:style-name="T4">PCB-антенна</text:span></text:p>
      <text:p text:style-name="P7"><text:span text:style-name="T2">E</text:span><text:span text:style-name="T3">SP32 WROOM32</text:span><text:span text:style-name="T7">U <text:s text:c="2"/></text:span><text:span text:style-name="T8">внешняя антенна</text:span></text:p>
      <text:p text:style-name="P8"><text:span text:style-name="T7">E</text:span><text:span text:style-name="T5">SP32 CH9102X</text:span></text:p>
      <text:p text:style-name="P2"/>
      <text:p text:style-name="P8"><text:a xlink:type="simple" xlink:href="https://aliexpress.ru/item/1005004609461716.html?spm=a2g2w.orderdetail.0.0.1b7a4aa6XLosER&amp;sku_id=12000030342831029" text:style-name="Internet_20_link" text:visited-style-name="Visited_20_Internet_20_Link"><text:span text:style-name="T5">https://aliexpress.ru/item/1005004609461716.html?spm=a2g2w.orderdetail.0.0.1b7a4aa6XLosER&amp;sku_id=12000030342831029</text:span></text:a></text:p>
      <text:p text:style-name="P2"/>
      <text:p text:style-name="P3">ESP32 S3 N16R8 <text:s text:c="2"/>44pin <text:s/>547р</text:p>
      <text:p text:style-name="P3">ESP32 C3 <text:s text:c="8"/>30pin <text:s/>310р <text:s text:c="3"/>https://habr.com/ru/articles/541874/</text:p>
      <text:p text:style-name="P4">ESP32 S3 N8R2 <text:s text:c="3"/>44pin <text:s/>494р</text:p>
      <text:p text:style-name="P4">Debugging tool <text:s text:c="9"/>393р</text:p>
      <text:p text:style-name="P4"/>
      <text:p text:style-name="P9">esp-idf <text:s text:c="3"/>- <text:s/><text:span text:style-name="T9">клонировать репозиторий с github</text:span></text:p>
      <text:p text:style-name="P9">.<text:span text:style-name="T19">/install.sh </text:span></text:p>
      <text:p text:style-name="P9"><text:span text:style-name="T19"/></text:p>
      <text:p text:style-name="P20">. ./export.sh</text:p>
      <text:p text:style-name="P20"/>
      <text:p text:style-name="P16">Added the following directories to PATH:</text:p>
      <text:p text:style-name="P16"><text:s text:c="2"/>/home/evg/SOFT/Github/ESP32/esp-idf/components/espcoredump</text:p>
      <text:p text:style-name="P16"><text:s text:c="2"/>/home/evg/SOFT/Github/ESP32/esp-idf/components/partition_table</text:p>
      <text:p text:style-name="P16"><text:s text:c="2"/>/home/evg/SOFT/Github/ESP32/esp-idf/components/app_update</text:p>
      <text:p text:style-name="P16"><text:s text:c="2"/>/home/evg/.espressif/tools/xtensa-esp-elf-gdb/12.1_20221002/xtensa-esp-elf-gdb/bin</text:p>
      <text:p text:style-name="P16"><text:s text:c="2"/>/home/evg/.espressif/tools/riscv32-esp-elf-gdb/12.1_20221002/riscv32-esp-elf-gdb/bin</text:p>
      <text:p text:style-name="P16"><text:s text:c="2"/>/home/evg/.espressif/tools/xtensa-esp-elf/esp-13.2.0_20230928/xtensa-esp-elf/bin</text:p>
      <text:p text:style-name="P16"><text:s text:c="2"/>/home/evg/.espressif/tools/riscv32-esp-elf/esp-13.2.0_20230928/riscv32-esp-elf/bin</text:p>
      <text:p text:style-name="P16"><text:s text:c="2"/>/home/evg/.espressif/tools/esp32ulp-elf/2.35_20220830/esp32ulp-elf/bin</text:p>
      <text:p text:style-name="P16"><text:s text:c="2"/>/home/evg/.espressif/tools/openocd-esp32/v0.12.0-esp32-20230921/openocd-esp32/bin</text:p>
      <text:p text:style-name="P16"><text:s text:c="2"/>/home/evg/.espressif/python_env/idf5.3_py3.8_env/bin</text:p>
      <text:p text:style-name="P16"><text:s text:c="2"/>/home/evg/SOFT/Github/ESP32/esp-idf/tools</text:p>
      <text:p text:style-name="P9"/>
      <text:p text:style-name="P9"/>
      <text:p text:style-name="P10">Done! You can now compile ESP-IDF projects.</text:p>
      <text:p text:style-name="P10">Go to the project directory and run:</text:p>
      <text:p text:style-name="P10"/>
      <text:p text:style-name="P10"><text:s text:c="2"/>idf.py build</text:p>
      <text:p text:style-name="P13">idf.py set-target</text:p>
      <text:p text:style-name="P10">echo ${PATH}</text:p>
      <text:p text:style-name="P21">/home/evg/SOFT/Github/ESP32/esp-idf/components/espcoredump:/home/evg/SOFT/Github/ESP32/esp-idf/components/partition_table:/home/evg/SOFT/Github/ESP32/esp-idf/components/app_update:/home/evg/.espressif/tools/xtensa-esp-elf-gdb/12.1_20221002/xtensa-esp-elf-gdb/bin:/home/evg/.espressif/tools/riscv32-esp-elf-gdb/12.1_20221002/riscv32-esp-elf-gdb/bin:/home/evg/.espressif/tools/xtensa-esp-elf/esp-13.2.0_20230928/xtensa-esp-elf/bin:/home/evg/.espressif/tools/riscv32-esp-elf/esp-13.2.0_20230928/riscv32-esp-elf/bin:/home/evg/.espressif/tools/esp32ulp-elf/2.35_20220830/esp32ulp-elf/bin:/home/evg/.espressif/tools/openocd-esp32/v0.12.0-esp32-20230921/openocd-esp32/bin:/home/evg/.espressif/python_env/idf5.3_py3.8_env/bin:/usr/local/bin:/usr/bin:/bin:/home/evg/bin:/home/evg/.local/bin:/home/evg/etc/scripts:/usr/local/go/bin:/home/evg/.local/bin:/home/evg/SOFT/Github/ESP32/esp-idf/tools</text:p>
      <text:p text:style-name="P11"/>
      <text:p text:style-name="P12">В файл ~/.bashrc <text:s/>добавить: </text:p>
      <text:p text:style-name="P14">export PATH=$PATH:/home/evg/SOFT/Github/ESP32/esp-idf/components/espcoredump:/home/evg/SOFT/Github/ESP32/esp-idf/components/partition_table:/home/evg/SOFT/Github/ESP32/esp-idf/components/app_update:/home/evg/.espressif/tools/xtensa-esp-elf-gdb/12.1_20221002/xtensa-esp-elf-gdb/bin:/home/evg/.espressif/tools/riscv32-esp-elf-gdb/12.1_20221002/riscv32-esp-elf-gdb/bin:/home/evg/.espressif/tools/xtensa-esp-elf/esp-13.2.0_20230928/xtensa-esp-elf/bin:/home/evg/.espressif/tools/riscv32-esp-elf/esp-13.2.0_20230928/riscv32-esp-elf/bin:/home/evg/.espressif/tools/esp32ulp-elf/2.35_20220830/esp32ulp-elf/bin:/home/evg/.espressif/tools/openocd-esp32/v0.12.0-esp32-20230921/openocd-esp32/bin:/home/evg/.espressif/python_env/idf5.3_py3.8_env/bin:/home/evg/SOFT/Github/ESP32/esp-idf/tools</text:p>
      <text:p text:style-name="P14"/>
      <text:p text:style-name="P18"><text:span text:style-name="T15"><text:s text:c="2"/>export PATH=$PATH:</text:span><text:span text:style-name="T16">~</text:span><text:span text:style-name="T15">/SOFT/Github/ESP32/esp-idf/components/espcoredump</text:span></text:p>
      <text:p text:style-name="P19"><text:soft-page-break/><text:span text:style-name="T15"><text:s text:c="2"/>export PATH=$PATH:</text:span><text:span text:style-name="T16">~</text:span><text:span text:style-name="T15">/SOFT/Github/ESP32/esp-idf/components/partition_table</text:span></text:p>
      <text:p text:style-name="P19"><text:span text:style-name="T15"><text:s text:c="2"/>export PATH=$PATH:</text:span><text:span text:style-name="T16">~</text:span><text:span text:style-name="T15">/SOFT/Github/ESP32/esp-idf/components/app_update</text:span></text:p>
      <text:p text:style-name="P19"><text:span text:style-name="T15"><text:s text:c="2"/>export PATH=$PATH:</text:span><text:span text:style-name="T16">~</text:span><text:span text:style-name="T15">/.espressif/tools/xtensa-esp-elf-gdb/12.1_20221002/xtensa-esp-elf-gdb/bin</text:span></text:p>
      <text:p text:style-name="P19"><text:span text:style-name="T15"><text:s text:c="2"/>export PATH=$PATH:</text:span><text:span text:style-name="T16">~</text:span><text:span text:style-name="T15">/.espressif/tools/riscv32-esp-elf-gdb/12.1_20221002/riscv32-esp-elf-gdb/bin</text:span></text:p>
      <text:p text:style-name="P19"><text:span text:style-name="T15"><text:s text:c="2"/>export PATH=$PATH:</text:span><text:span text:style-name="T16">~</text:span><text:span text:style-name="T15">/.espressif/tools/xtensa-esp-elf/esp-13.2.0_20230928/xtensa-esp-elf/bin</text:span></text:p>
      <text:p text:style-name="P19"><text:span text:style-name="T15"/></text:p>
      <text:p text:style-name="P19"><text:span text:style-name="T15"><text:s text:c="2"/>export PATH=$PATH:</text:span><text:span text:style-name="T16">~</text:span><text:span text:style-name="T15">/.espressif/tools/riscv32-esp-elf/esp-13.2.0_20230928/riscv32-esp-elf/bin</text:span></text:p>
      <text:p text:style-name="P19"><text:span text:style-name="T15"><text:s text:c="2"/>export PATH=$PATH:</text:span><text:span text:style-name="T16">~</text:span><text:span text:style-name="T15">/.espressif/tools/esp32ulp-elf/2.35_20220830/esp32ulp-elf/bin</text:span></text:p>
      <text:p text:style-name="P19"><text:span text:style-name="T15"><text:s text:c="2"/>export PATH=$PATH:</text:span><text:span text:style-name="T16">~</text:span><text:span text:style-name="T15">/.espressif/tools/openocd-esp32/v0.12.0-esp32-20230921/openocd-esp32/bin</text:span></text:p>
      <text:p text:style-name="P19"><text:span text:style-name="T15"><text:s text:c="2"/>export PATH=$PATH:</text:span><text:span text:style-name="T16">~</text:span><text:span text:style-name="T15">/.espressif/python_env/idf5.3_py3.8_env/bin</text:span></text:p>
      <text:p text:style-name="P19"><text:span text:style-name="T15"><text:s text:c="2"/>export PATH=$PATH:</text:span><text:span text:style-name="T16">~</text:span><text:span text:style-name="T15">/SOFT/Github/ESP32/esp-idf/tool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1-13T15:17:40.830136280</dc:date>
    <meta:editing-duration>PT10H21M55S</meta:editing-duration>
    <meta:editing-cycles>95</meta:editing-cycles>
    <meta:document-statistic meta:table-count="0" meta:image-count="0" meta:object-count="0" meta:page-count="2" meta:paragraph-count="44" meta:word-count="107" meta:character-count="3936" meta:non-whitespace-character-count="3788"/>
  </office:meta>
</office:document-meta>
</file>